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9" calcext:value-type="date">
            <text:p>19/08/2025</text:p>
          </table:table-cell>
          <table:table-cell table:style-name="ce25" table:formula="of:=[.C8]-[.F8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09" calcext:value-type="date">
            <text:p>09/10/2025</text:p>
          </table:table-cell>
          <table:table-cell table:style-name="ce25" table:formula="of:=[.C9]-[.F9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21" calcext:value-type="date">
            <text:p>21/10/2025</text:p>
          </table:table-cell>
          <table:table-cell table:style-name="ce25" table:formula="of:=[.C10]-[.F10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22" calcext:value-type="date">
            <text:p>22/10/2025</text:p>
          </table:table-cell>
          <table:table-cell table:style-name="ce25" table:formula="of:=[.C11]-[.F11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5" table:formula="of:=[.C12]-[.F1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4]-[.F1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5]-[.F1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6]-[.F16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6])" office:value-type="float" office:value="1160" calcext:value-type="float">
            <text:p>1.16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47:53.8625415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47:53.86942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4:44</meta:creation-date>
    <dc:date>2025-11-13T13:48:54.644505300</dc:date>
    <dc:language>pt-PT</dc:language>
    <meta:editing-cycles>424</meta:editing-cycles>
    <meta:editing-duration>PT12H53M37S</meta:editing-duration>
    <meta:print-date>2019-11-04T10:09:33.513893508</meta:print-date>
    <meta:document-statistic meta:table-count="1" meta:cell-count="111" meta:object-count="0"/>
    <meta:user-defined meta:name="Info 0"/>
    <meta:user-defined meta:name="Info 1"/>
    <meta:user-defined meta:name="Info 2"/>
    <meta:user-defined meta:name="Info 3"/>
  </office:meta>
</office:document-meta>
</file>